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000000003CE0000032EA7B3040335205C65.png" manifest:media-type="image/png"/>
  <manifest:file-entry manifest:full-path="Pictures/10000000000005CA000003330A18BFE23DFCC0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9.7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opacity-name="" draw:textarea-horizontal-align="justify" draw:textarea-vertical-align="middle" draw:auto-grow-height="false" fo:min-height="14.55cm" fo:min-width="17.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opacity-name="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7" style:family="graphic" style:parent-style-name="standard">
      <style:graphic-properties draw:fill-color="#006699" draw:textarea-horizontal-align="justify" draw:textarea-vertical-align="middle" draw:auto-grow-height="false" fo:min-height="6.485cm" fo:min-width="7.286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35cm" fo:min-width="5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1.35cm" fo:min-width="6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50%"/>
      <style:paragraph-properties fo:text-align="center"/>
    </style:style>
    <style:style style:name="P7" style:family="paragraph">
      <loext:graphic-properties draw:fill-color="#006699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3399ff"/>
      <style:paragraph-properties fo:text-align="center"/>
    </style:style>
    <style:style style:name="T1" style:family="text">
      <style:text-properties fo:color="#ffffff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Lato Heavy" fo:font-size="44pt" fo:language="en" fo:country="GB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485cm" svg:height="16.293cm" svg:x="4.8cm" svg:y="2.707cm">
          <draw:image xlink:href="Pictures/10000000000005CA000003330A18BFE23DFCC069.png" xlink:type="simple" xlink:show="embed" xlink:actuate="onLoad">
            <text:p/>
          </draw:image>
        </draw:frame>
        <draw:frame draw:style-name="gr2" draw:text-style-name="P3" draw:layer="layout" svg:width="13.168cm" svg:height="5.84cm" svg:x="11.366cm" svg:y="11.76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5" draw:layer="layout" svg:width="18.665cm" svg:height="15.599cm" svg:x="6.6cm" svg:y="3.601cm">
          <draw:image xlink:href="Pictures/10000000000003CE0000032EA7B3040335205C65.png" xlink:type="simple" xlink:show="embed" xlink:actuate="onLoad">
            <text:p/>
          </draw:image>
        </draw:frame>
        <draw:frame draw:style-name="gr2" draw:text-style-name="P3" draw:layer="layout" svg:width="13.168cm" svg:height="5.84cm" svg:x="11.432cm" svg:y="12.4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draw:custom-shape draw:style-name="gr5" draw:text-style-name="P6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6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7" draw:text-style-name="P7" draw:layer="layout" svg:width="12.378cm" svg:height="10.707cm" draw:transform="skewX (5.6207748811437E-017) rotate (-0.52639130240149) translate (8.153cm 1.696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5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custom-shape draw:style-name="gr8" draw:text-style-name="P8" draw:layer="layout" svg:width="6cm" svg:height="1.6cm" svg:x="7.6cm" svg:y="5.9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2cm" svg:height="1.6cm" svg:x="7.6cm" svg:y="8.4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6cm" svg:height="1.6cm" svg:x="7.6cm" svg:y="10.9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7-30T14:13:52.097404001</dc:date>
    <meta:editing-duration>PT5H3M11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